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fo:font-weight="bold" officeooo:paragraph-rsid="001560c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fo:font-weight="bold" officeooo:rsid="001560c7" officeooo:paragraph-rsid="001560c7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paragraph-rsid="00160f52"/>
    </style:style>
    <style:style style:name="P4" style:family="paragraph" style:parent-style-name="Standard">
      <style:text-properties fo:color="#000000" officeooo:rsid="001c9f4e" officeooo:paragraph-rsid="00160f52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officeooo:rsid="001c9f4e"/>
    </style:style>
    <style:style style:name="T2" style:family="text">
      <style:text-properties fo:color="#0000cc" officeooo:rsid="001c9f4e"/>
    </style:style>
    <style:style style:name="T3" style:family="text">
      <style:text-properties fo:font-weight="bold" officeooo:rsid="001c9f4e" style:font-weight-asian="bold" style:font-weight-complex="bold"/>
    </style:style>
    <style:style style:name="T4" style:family="text">
      <style:text-properties fo:font-weight="bold" officeooo:rsid="001560c7" style:font-weight-asian="bold" style:font-weight-complex="bold"/>
    </style:style>
    <style:style style:name="T5" style:family="text">
      <style:text-properties fo:font-weight="normal" officeooo:rsid="001c9f4e" style:font-weight-asian="normal" style:font-weight-complex="normal"/>
    </style:style>
    <style:style style:name="T6" style:family="text">
      <style:text-properties officeooo:rsid="001560c7"/>
    </style:style>
    <style:style style:name="T7" style:family="text">
      <style:text-properties fo:color="#000000" officeooo:rsid="001c9f4e"/>
    </style:style>
    <style:style style:name="T8" style:family="text">
      <style:text-properties fo:color="#000000" officeooo:rsid="00160f52"/>
    </style:style>
    <style:style style:name="T9" style:family="text">
      <style:text-properties officeooo:rsid="001a2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SE-2] Hypro Installation</text:p>
      <text:p text:style-name="P1"/>
      <text:p text:style-name="P3"><text:span text:style-name="T6">You can find hypro’s manual in </text:span><text:span text:style-name="T4">docs/resources/manual.pdf</text:span><text:span text:style-name="T6"> and the repository containing the source code, the same manual above, the list of dependencies and the complete installation guide can be found at </text:span><text:a xlink:type="simple" xlink:href="https://github.com/hypro/hypro" text:style-name="Internet_20_link" text:visited-style-name="Visited_20_Internet_20_Link"><text:span text:style-name="T2">https://github.com/hypro/hypro</text:span></text:a><text:span text:style-name="T7">. </text:span></text:p>
      <text:p text:style-name="P4"/>
      <text:p text:style-name="P3"><text:span text:style-name="T8">A </text:span><text:span text:style-name="T1">fast installation guide can be found in </text:span><text:span text:style-name="T3">docs/resources/fast_installation.txt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a23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By Gianluca Ceccoli. <text:s/>Last edited: </text:span><text:date style:data-style-name="N37" text:date-value="2018-08-29T12:01:29.330593845" text:fixed="true">08/29/18</text:dat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00:11.339453035</meta:creation-date>
    <dc:date>2018-08-29T12:04:45.612275833</dc:date>
    <meta:editing-duration>PT13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1" meta:character-count="384" meta:non-whitespace-character-count="336"/>
  </office:meta>
</office:document-meta>
</file>